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5,8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25,1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4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,0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.24" calcext:value-type="float">
            <text:p>78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88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,3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2.68" calcext:value-type="float">
            <text:p>122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3,401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1.09" calcext:value-type="float">
            <text:p>51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854" calcext:value-type="float">
            <text:p>85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,698</text:p>
          </table:table-cell>
          <table:table-cell/>
          <table:table-cell office:value-type="string" calcext:value-type="string">
            <text:p>1,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.59" calcext:value-type="float">
            <text:p>14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,18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91" calcext:value-type="float">
            <text:p>3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3,507</text:p>
          </table:table-cell>
          <table:table-cell office:value-type="string" calcext:value-type="string">
            <text:p>2,13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892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.19" calcext:value-type="float">
            <text:p>7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8,625</text:p>
          </table:table-cell>
          <table:table-cell/>
          <table:table-cell office:value-type="string" calcext:value-type="string">
            <text:p>15,053</text:p>
          </table:table-cell>
          <table:table-cell table:number-columns-repeated="2"/>
          <table:table-cell office:value-type="float" office:value="41.09" calcext:value-type="float">
            <text:p>41.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3,6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72,376</text:p>
          </table:table-cell>
          <table:table-cell office:value-type="string" calcext:value-type="string">
            <text:p>15,229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1.95" calcext:value-type="float">
            <text:p>31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2,8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,3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130,138</text:p>
          </table:table-cell>
          <table:table-cell office:value-type="string" calcext:value-type="string">
            <text:p>18,22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4.97" calcext:value-type="float">
            <text:p>14.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16</meta:creation-date>
    <dc:date>2018-09-01T10:09:16</dc:date>
    <meta:generator>LibreOffice/5.1.6.2$Linux_X86_64 LibreOffice_project/10m0$Build-2</meta:generator>
    <meta:document-statistic meta:table-count="1" meta:cell-count="3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